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510349662498277" calcext:value-type="float">
            <text:p>0.0051034966</text:p>
          </table:table-cell>
          <table:table-cell table:formula="of:=[.B8]-[.B2]" office:value-type="float" office:value="-0.00169492122388318" calcext:value-type="float">
            <text:p>-0.0016949212</text:p>
          </table:table-cell>
          <table:table-cell office:value-type="float" office:value="-0.00183458811865294" calcext:value-type="float">
            <text:p>-0.0018345881</text:p>
          </table:table-cell>
          <table:table-cell table:formula="of:=ABS([.D2]/[.B2])" office:value-type="float" office:value="0.359476698715194" calcext:value-type="float">
            <text:p>0.3594766987</text:p>
          </table:table-cell>
          <table:table-cell table:formula="of:=ABS(([.D2]-[.C2])/[.C2])" office:value-type="float" office:value="0.0824031776826617" calcext:value-type="float">
            <text:p>0.0824031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38830067252268" calcext:value-type="float">
            <text:p>0.0038830067</text:p>
          </table:table-cell>
          <table:table-cell table:formula="of:=[.B8]-[.B3]" office:value-type="float" office:value="-0.00047443132412721" calcext:value-type="float">
            <text:p>-0.0004744313</text:p>
          </table:table-cell>
          <table:table-cell office:value-type="float" office:value="-0.000482755743928758" calcext:value-type="float">
            <text:p>-0.0004827557</text:p>
          </table:table-cell>
          <table:table-cell table:formula="of:=ABS([.D3]/[.B3])" office:value-type="float" office:value="0.124325240230059" calcext:value-type="float">
            <text:p>0.1243252402</text:p>
          </table:table-cell>
          <table:table-cell table:formula="of:=ABS(([.D3]-[.C3])/[.C3])" office:value-type="float" office:value="0.017546100727776" calcext:value-type="float">
            <text:p>0.0175461007</text:p>
          </table:table-cell>
          <table:table-cell table:formula="of:=57/1125" office:value-type="float" office:value="0.0506666666666667" calcext:value-type="float">
            <text:p>0.050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345861943755187" calcext:value-type="float">
            <text:p>0.0034586194</text:p>
          </table:table-cell>
          <table:table-cell table:formula="of:=[.B8]-[.B4]" office:value-type="float" office:value="-0.0000500440364522799" calcext:value-type="float">
            <text:p>-0.000050044</text:p>
          </table:table-cell>
          <table:table-cell table:style-name="ce2" office:value-type="float" office:value="-0.0000507928129527052" calcext:value-type="float">
            <text:p>-5.07928129527052E-005</text:p>
          </table:table-cell>
          <table:table-cell table:formula="of:=ABS([.D4]/[.B4])" office:value-type="float" office:value="0.0146858634983727" calcext:value-type="float">
            <text:p>0.0146858635</text:p>
          </table:table-cell>
          <table:table-cell table:formula="of:=ABS(([.D4]-[.C4])/[.C4])" office:value-type="float" office:value="0.0149623522303052" calcext:value-type="float">
            <text:p>0.0149623522</text:p>
          </table:table-cell>
          <table:table-cell table:formula="of:=121/1125" office:value-type="float" office:value="0.107555555555556" calcext:value-type="float">
            <text:p>0.1075555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335388260890352" calcext:value-type="float">
            <text:p>0.0033538826</text:p>
          </table:table-cell>
          <table:table-cell table:formula="of:=[.B8]-[.B5]" office:value-type="float" office:value="0.0000546927921960699" calcext:value-type="float">
            <text:p>5.46927921960699E-005</text:p>
          </table:table-cell>
          <table:table-cell table:style-name="ce3" office:value-type="float" office:value="0.0000542105164135632" calcext:value-type="float">
            <text:p>5.42E-005</text:p>
          </table:table-cell>
          <table:table-cell table:formula="of:=ABS([.D5]/[.B5])" office:value-type="float" office:value="0.0161635103952807" calcext:value-type="float">
            <text:p>0.0161635104</text:p>
          </table:table-cell>
          <table:table-cell table:formula="of:=ABS(([.D5]-[.C5])/[.C5])" office:value-type="float" office:value="0.00881790384330271" calcext:value-type="float">
            <text:p>0.0088179038</text:p>
          </table:table-cell>
          <table:table-cell table:formula="of:=143/1125" office:value-type="float" office:value="0.127111111111111" calcext:value-type="float">
            <text:p>0.12711111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0336310264213162" calcext:value-type="float">
            <text:p>0.0033631026</text:p>
          </table:table-cell>
          <table:table-cell table:formula="of:=[.B8]-[.B6]" office:value-type="float" office:value="0.00004547275896797" calcext:value-type="float">
            <text:p>4.547275896797E-005</text:p>
          </table:table-cell>
          <table:table-cell table:style-name="ce3" office:value-type="float" office:value="0.000045174960638225" calcext:value-type="float">
            <text:p>4.52E-005</text:p>
          </table:table-cell>
          <table:table-cell table:formula="of:=ABS([.D6]/[.B6])" office:value-type="float" office:value="0.0134325250952174" calcext:value-type="float">
            <text:p>0.0134325251</text:p>
          </table:table-cell>
          <table:table-cell table:formula="of:=ABS(([.D6]-[.C6])/[.C6])" office:value-type="float" office:value="0.00654893911220092" calcext:value-type="float">
            <text:p>0.0065489391</text:p>
          </table:table-cell>
          <table:table-cell table:formula="of:=174/1125" office:value-type="float" office:value="0.154666666666667" calcext:value-type="float">
            <text:p>0.154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034254832343926" calcext:value-type="float">
            <text:p>0.0034254832</text:p>
          </table:table-cell>
          <table:table-cell table:formula="of:=[.B8]-[.B7]" office:value-type="float" office:value="-0.0000169078332930097" calcext:value-type="float">
            <text:p>-1.69078332930097E-005</text:p>
          </table:table-cell>
          <table:table-cell table:style-name="ce3" office:value-type="float" office:value="-0.0000170297889281758" calcext:value-type="float">
            <text:p>-1.70E-005</text:p>
          </table:table-cell>
          <table:table-cell table:formula="of:=ABS([.D7]/[.B7])" office:value-type="float" office:value="0.00497149971635914" calcext:value-type="float">
            <text:p>0.0049714997</text:p>
          </table:table-cell>
          <table:table-cell table:formula="of:=ABS(([.D7]-[.C7])/[.C7])" office:value-type="float" office:value="0.00721296650213037" calcext:value-type="float">
            <text:p>0.0072129665</text:p>
          </table:table-cell>
          <table:table-cell table:formula="of:=227/1125" office:value-type="float" office:value="0.201777777777778" calcext:value-type="float">
            <text:p>0.2017777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340857540109959" calcext:value-type="float">
            <text:p>0.003408575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09:36:44.71637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5-03-05T09:37:58.962828633</dc:date>
    <meta:editing-duration>PT7H32M53S</meta:editing-duration>
    <meta:editing-cycles>5</meta:editing-cycles>
    <meta:generator>LibreOffice/4.2.7.2$Linux_X86_64 LibreOffice_project/420m0$Build-2</meta:generator>
    <meta:document-statistic meta:table-count="1" meta:cell-count="50" meta:object-count="0"/>
  </office:meta>
</office:document-meta>
</file>